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werCaseTokenizer.normaliz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werCaseTokenizer.LowerCaseTokenizer( Reader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